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8.19mm"/>
    </style:style>
    <style:style style:name="co3" style:family="table-column">
      <style:table-column-properties fo:break-before="auto" style:column-width="33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 jornada do programa</text:p>
          </table:table-cell>
          <table:table-cell office:value-type="string" calcext:value-type="string">
            <text:p>jornada</text:p>
          </table:table-cell>
          <table:table-cell office:value-type="float" office:value="0" calcext:value-type="float">
            <text:p>0</text:p>
          </table:table-cell>
          <table:table-cell table:formula="of:=CONCATENATE(&quot;'&quot;; [.D1]; [.A1];&quot;' : '&quot;;[.C1]; &quot;',&quot;)" office:value-type="string" office:string-value="'01' : 'jornada'," calcext:value-type="string">
            <text:p>'01' : 'jornada'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riáveis, expressões e instruções</text:p>
          </table:table-cell>
          <table:table-cell office:value-type="string" calcext:value-type="string">
            <text:p>vars-expr-instr</text:p>
          </table:table-cell>
          <table:table-cell office:value-type="float" office:value="0" calcext:value-type="float">
            <text:p>0</text:p>
          </table:table-cell>
          <table:table-cell table:formula="of:=CONCATENATE(&quot;'&quot;; [.D2]; [.A2];&quot;' : '&quot;;[.C2]; &quot;',&quot;)" office:value-type="string" office:string-value="'02' : 'vars-expr-instr'," calcext:value-type="string">
            <text:p>'02' : 'vars-expr-instr'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unções</text:p>
          </table:table-cell>
          <table:table-cell office:value-type="string" calcext:value-type="string">
            <text:p>funcoes</text:p>
          </table:table-cell>
          <table:table-cell office:value-type="float" office:value="0" calcext:value-type="float">
            <text:p>0</text:p>
          </table:table-cell>
          <table:table-cell table:formula="of:=CONCATENATE(&quot;'&quot;; [.D3]; [.A3];&quot;' : '&quot;;[.C3]; &quot;',&quot;)" office:value-type="string" office:string-value="'03' : 'funcoes'," calcext:value-type="string">
            <text:p>'03' : 'funcoes'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studo de caso: projeto de interface</text:p>
          </table:table-cell>
          <table:table-cell office:value-type="string" calcext:value-type="string">
            <text:p>caso-interface</text:p>
          </table:table-cell>
          <table:table-cell office:value-type="float" office:value="0" calcext:value-type="float">
            <text:p>0</text:p>
          </table:table-cell>
          <table:table-cell table:formula="of:=CONCATENATE(&quot;'&quot;; [.D4]; [.A4];&quot;' : '&quot;;[.C4]; &quot;',&quot;)" office:value-type="string" office:string-value="'04' : 'caso-interface'," calcext:value-type="string">
            <text:p>'04' : 'caso-interface'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dicionais e recursividade</text:p>
          </table:table-cell>
          <table:table-cell office:value-type="string" calcext:value-type="string">
            <text:p>cond-recur</text:p>
          </table:table-cell>
          <table:table-cell office:value-type="float" office:value="0" calcext:value-type="float">
            <text:p>0</text:p>
          </table:table-cell>
          <table:table-cell table:formula="of:=CONCATENATE(&quot;'&quot;; [.D5]; [.A5];&quot;' : '&quot;;[.C5]; &quot;',&quot;)" office:value-type="string" office:string-value="'05' : 'cond-recur'," calcext:value-type="string">
            <text:p>'05' : 'cond-recur'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unções com resultado</text:p>
          </table:table-cell>
          <table:table-cell office:value-type="string" calcext:value-type="string">
            <text:p>funcoes-result</text:p>
          </table:table-cell>
          <table:table-cell office:value-type="float" office:value="0" calcext:value-type="float">
            <text:p>0</text:p>
          </table:table-cell>
          <table:table-cell table:formula="of:=CONCATENATE(&quot;'&quot;; [.D6]; [.A6];&quot;' : '&quot;;[.C6]; &quot;',&quot;)" office:value-type="string" office:string-value="'06' : 'funcoes-result'," calcext:value-type="string">
            <text:p>'06' : 'funcoes-result'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eração</text:p>
          </table:table-cell>
          <table:table-cell office:value-type="string" calcext:value-type="string">
            <text:p>iteracao</text:p>
          </table:table-cell>
          <table:table-cell office:value-type="float" office:value="0" calcext:value-type="float">
            <text:p>0</text:p>
          </table:table-cell>
          <table:table-cell table:formula="of:=CONCATENATE(&quot;'&quot;; [.D7]; [.A7];&quot;' : '&quot;;[.C7]; &quot;',&quot;)" office:value-type="string" office:string-value="'07' : 'iteracao'," calcext:value-type="string">
            <text:p>'07' : 'iteracao'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ings</text:p>
          </table:table-cell>
          <table:table-cell office:value-type="string" calcext:value-type="string">
            <text:p>strings</text:p>
          </table:table-cell>
          <table:table-cell office:value-type="float" office:value="0" calcext:value-type="float">
            <text:p>0</text:p>
          </table:table-cell>
          <table:table-cell table:formula="of:=CONCATENATE(&quot;'&quot;; [.D8]; [.A8];&quot;' : '&quot;;[.C8]; &quot;',&quot;)" office:value-type="string" office:string-value="'08' : 'strings'," calcext:value-type="string">
            <text:p>'08' : 'strings'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studo de caso: jogos de palavras</text:p>
          </table:table-cell>
          <table:table-cell office:value-type="string" calcext:value-type="string">
            <text:p>caso-palavras</text:p>
          </table:table-cell>
          <table:table-cell office:value-type="float" office:value="0" calcext:value-type="float">
            <text:p>0</text:p>
          </table:table-cell>
          <table:table-cell table:formula="of:=CONCATENATE(&quot;'&quot;; [.D9]; [.A9];&quot;' : '&quot;;[.C9]; &quot;',&quot;)" office:value-type="string" office:string-value="'09' : 'caso-palavras'," calcext:value-type="string">
            <text:p>'09' : 'caso-palavras'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istas</text:p>
          </table:table-cell>
          <table:table-cell office:value-type="string" calcext:value-type="string">
            <text:p>listas</text:p>
          </table:table-cell>
          <table:table-cell/>
          <table:table-cell table:formula="of:=CONCATENATE(&quot;'&quot;; [.D10]; [.A10];&quot;' : '&quot;;[.C10]; &quot;',&quot;)" office:value-type="string" office:string-value="'10' : 'listas'," calcext:value-type="string">
            <text:p>'10' : 'listas'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icionários</text:p>
          </table:table-cell>
          <table:table-cell office:value-type="string" calcext:value-type="string">
            <text:p>dicionarios</text:p>
          </table:table-cell>
          <table:table-cell/>
          <table:table-cell table:formula="of:=CONCATENATE(&quot;'&quot;; [.D11]; [.A11];&quot;' : '&quot;;[.C11]; &quot;',&quot;)" office:value-type="string" office:string-value="'11' : 'dicionarios'," calcext:value-type="string">
            <text:p>'11' : 'dicionarios'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uplas</text:p>
          </table:table-cell>
          <table:table-cell office:value-type="string" calcext:value-type="string">
            <text:p>tuplas</text:p>
          </table:table-cell>
          <table:table-cell/>
          <table:table-cell table:formula="of:=CONCATENATE(&quot;'&quot;; [.D12]; [.A12];&quot;' : '&quot;;[.C12]; &quot;',&quot;)" office:value-type="string" office:string-value="'12' : 'tuplas'," calcext:value-type="string">
            <text:p>'12' : 'tuplas'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studo de caso: seleção de estrutura de dados</text:p>
          </table:table-cell>
          <table:table-cell office:value-type="string" calcext:value-type="string">
            <text:p>caso-estruturas</text:p>
          </table:table-cell>
          <table:table-cell/>
          <table:table-cell table:formula="of:=CONCATENATE(&quot;'&quot;; [.D13]; [.A13];&quot;' : '&quot;;[.C13]; &quot;',&quot;)" office:value-type="string" office:string-value="'13' : 'caso-estruturas'," calcext:value-type="string">
            <text:p>'13' : 'caso-estruturas'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rquivos</text:p>
          </table:table-cell>
          <table:table-cell office:value-type="string" calcext:value-type="string">
            <text:p>arquivos</text:p>
          </table:table-cell>
          <table:table-cell/>
          <table:table-cell table:formula="of:=CONCATENATE(&quot;'&quot;; [.D14]; [.A14];&quot;' : '&quot;;[.C14]; &quot;',&quot;)" office:value-type="string" office:string-value="'14' : 'arquivos'," calcext:value-type="string">
            <text:p>'14' : 'arquivos'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asses e objetos</text:p>
          </table:table-cell>
          <table:table-cell office:value-type="string" calcext:value-type="string">
            <text:p>classes-objetos</text:p>
          </table:table-cell>
          <table:table-cell/>
          <table:table-cell table:formula="of:=CONCATENATE(&quot;'&quot;; [.D15]; [.A15];&quot;' : '&quot;;[.C15]; &quot;',&quot;)" office:value-type="string" office:string-value="'15' : 'classes-objetos'," calcext:value-type="string">
            <text:p>'15' : 'classes-objetos'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lasses e funções</text:p>
          </table:table-cell>
          <table:table-cell office:value-type="string" calcext:value-type="string">
            <text:p>classes-funcoes</text:p>
          </table:table-cell>
          <table:table-cell/>
          <table:table-cell table:formula="of:=CONCATENATE(&quot;'&quot;; [.D16]; [.A16];&quot;' : '&quot;;[.C16]; &quot;',&quot;)" office:value-type="string" office:string-value="'16' : 'classes-funcoes'," calcext:value-type="string">
            <text:p>'16' : 'classes-funcoes'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lasses e métodos</text:p>
          </table:table-cell>
          <table:table-cell office:value-type="string" calcext:value-type="string">
            <text:p>classes-metodos</text:p>
          </table:table-cell>
          <table:table-cell/>
          <table:table-cell table:formula="of:=CONCATENATE(&quot;'&quot;; [.D17]; [.A17];&quot;' : '&quot;;[.C17]; &quot;',&quot;)" office:value-type="string" office:string-value="'17' : 'classes-metodos'," calcext:value-type="string">
            <text:p>'17' : 'classes-metodos'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erança</text:p>
          </table:table-cell>
          <table:table-cell office:value-type="string" calcext:value-type="string">
            <text:p>heranca</text:p>
          </table:table-cell>
          <table:table-cell/>
          <table:table-cell table:formula="of:=CONCATENATE(&quot;'&quot;; [.D18]; [.A18];&quot;' : '&quot;;[.C18]; &quot;',&quot;)" office:value-type="string" office:string-value="'18' : 'heranca'," calcext:value-type="string">
            <text:p>'18' : 'heranca'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extra</text:p>
          </table:table-cell>
          <table:table-cell/>
          <table:table-cell table:formula="of:=CONCATENATE(&quot;'&quot;; [.D19]; [.A19];&quot;' : '&quot;;[.C19]; &quot;',&quot;)" office:value-type="string" office:string-value="'19' : 'extra'," calcext:value-type="string">
            <text:p>'19' : 'extra',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epuração</text:p>
          </table:table-cell>
          <table:table-cell office:value-type="string" calcext:value-type="string">
            <text:p>depuracao</text:p>
          </table:table-cell>
          <table:table-cell/>
          <table:table-cell table:formula="of:=CONCATENATE(&quot;'&quot;; [.D20]; [.A20];&quot;' : '&quot;;[.C20]; &quot;',&quot;)" office:value-type="string" office:string-value="'A' : 'depuracao'," calcext:value-type="string">
            <text:p>'A' : 'depuracao',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nálise de algoritmos</text:p>
          </table:table-cell>
          <table:table-cell office:value-type="string" calcext:value-type="string">
            <text:p>analise-algorit</text:p>
          </table:table-cell>
          <table:table-cell/>
          <table:table-cell table:formula="of:=CONCATENATE(&quot;'&quot;; [.D21]; [.A21];&quot;' : '&quot;;[.C21]; &quot;',&quot;)" office:value-type="string" office:string-value="'B' : 'analise-algorit'," calcext:value-type="string">
            <text:p>'B' : 'analise-algorit',</text:p>
          </table:table-cell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22:59:21.708064000</meta:creation-date>
    <dc:date>2017-02-24T02:15:51.478597000</dc:date>
    <meta:editing-duration>PT2H46M3S</meta:editing-duration>
    <meta:editing-cycles>1</meta:editing-cycles>
    <meta:document-statistic meta:table-count="1" meta:cell-count="93" meta:object-count="0"/>
    <meta:generator>LibreOffice/4.3.7.2$MacOSX_X86_64 LibreOffice_project/8a35821d8636a03b8bf4e15b48f59794652c68ba</meta:generator>
  </office:meta>
</office:document-meta>
</file>